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P3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P4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P5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7pt" style:font-size-asian="7pt" style:font-size-complex="7pt"/>
    </style:style>
    <style:style style:name="P7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fo:font-weight="bold" style:font-size-asian="11pt" style:font-size-complex="11pt"/>
    </style:style>
    <style:style style:name="P10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fo:language="it" fo:country="IT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top="0cm" fo:margin-bottom="0cm" fo:background-color="#ffffff" fo:padding="0.074cm" fo:border-left="none" fo:border-right="none" fo:border-top="none" fo:border-bottom="0.002cm solid #000000" style:join-border="false"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Frame_20_contents"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margin-top="0cm" fo:margin-bottom="0.011cm" style:line-height-at-least="0.176cm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Text_20_body">
      <style:paragraph-properties fo:margin-top="0cm" fo:margin-bottom="0.011cm" style:line-height-at-least="0.176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margin-top="0cm" fo:margin-bottom="0.011cm" style:line-height-at-least="0.176cm"/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top="0cm" fo:margin-bottom="0.011cm" style:line-height-at-least="0.176cm" fo:text-align="start" style:justify-single-word="false" fo:background-color="transparent">
        <style:background-image/>
      </style:paragraph-properties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8" style:family="paragraph" style:parent-style-name="Text_20_body" style:master-page-name="Right_20_Page">
      <style:paragraph-properties fo:margin-top="0cm" fo:margin-bottom="0.011cm" style:line-height-at-least="0.176cm" style:page-number="auto" fo:background-color="#ffffff">
        <style:background-image/>
      </style:paragraph-properties>
      <style:text-properties fo:color="#000000" style:font-name="Arial" fo:font-size="10pt" fo:font-weight="bold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it" fo:country="IT"/>
    </style:style>
    <style:style style:name="T4" style:family="text">
      <style:text-properties fo:language="it" fo:country="IT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weight="bold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4"><text:span text:style-name="T6">[Mandant.Titel] [Mandant.Vorname] [Mandant.Name]</text:span><text:span text:style-name="T5"> </text:span></text:p>
      <text:p text:style-name="P13">Facharzt für [Mandant.TarmedSpezialität]</text:p>
      <text:p text:style-name="P13">EAN [Mandant.EAN]</text:p>
      <text:p text:style-name="P13">ZSR-Nr. [Mandant.KSK]</text:p>
      <text:p text:style-name="P14"><draw:frame draw:style-name="fr1" draw:name="Rahmen1" text:anchor-type="char" svg:x="10.149cm" svg:y="0.131cm" svg:width="7.385cm" draw:z-index="0"><draw:text-box fo:min-height="3.145cm"><text:p text:style-name="P12">[Adressat.Anschrift]</text:p></draw:text-box></draw:frame></text:p>
      <text:p text:style-name="P13">[Mandant.Strasse]</text:p>
      <text:p text:style-name="P13">[Mandant.Plz] [Mandant.Ort]</text:p>
      <text:p text:style-name="P15">[Mandant.E-Mail]</text:p>
      <text:p text:style-name="P15">Tel. [Mandant.Telefon1]</text:p>
      <text:p text:style-name="P15"/>
      <text:p text:style-name="P15"/>
      <text:p text:style-name="P15"/>
      <text:p text:style-name="P16"/>
      <text:p text:style-name="P16"/>
      <text:p text:style-name="P8"/>
      <text:p text:style-name="P8"/>
      <text:p text:style-name="P5"><text:span text:style-name="T3">[Mandant.Ort],</text:span> [Datum.heute]</text:p>
      <text:p text:style-name="P8"/>
      <text:p text:style-name="P8"/>
      <text:p text:style-name="P8"/>
      <text:p text:style-name="P8"/>
      <text:p text:style-name="P7">Rezept</text:p>
      <text:p text:style-name="P8"/>
      <text:p text:style-name="P8"/>
      <text:p text:style-name="P8"/>
      <text:p text:style-name="P9"><text:span text:style-name="T5">[Patient:mw:Herr/Frau]</text:span> [Patient.Vorname] [Patient.Name] ([Patient.Geschlecht]), [Patient.Geburtsdatum]</text:p>
      <text:p text:style-name="P8">[Patient.Strasse], [Patient.Plz] [Patient.Ort]</text:p>
      <text:p text:style-name="P11"><text:span text:style-name="T3">Tel. [Patient.Telefon1], Tel2 [Patient.Telefon2],</text:span> Natel <text:span text:style-name="T3">[Patient.Natel]</text:span><text:span text:style-name="T4">, E.Mail [Patient.E-Mail]</text:span></text:p>
      <text:p text:style-name="P10"/>
      <text:p text:style-name="P8"/>
      <text:p text:style-name="P8">[Rezeptzeilen]</text:p>
      <text:p text:style-name="P8"/>
      <text:p text:style-name="P8"/>
      <text:p text:style-name="P8"/>
      <text:p text:style-name="P8"/>
      <text:p text:style-name="P8"/>
      <text:p text:style-name="P8"/>
      <text:p text:style-name="P8">Freundliche Grüsse</text:p>
      <text:p text:style-name="P8"/>
      <text:p text:style-name="P8"/>
      <text:p text:style-name="P8"/>
      <text:p text:style-name="P8">[Mandant.Titel] [Mandant.Vorname] [Mandant.Name]</text:p>
      <text:p text:style-name="P8">Facharzt für [Mandant.TarmedSpezialitä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MP2" style:family="paragraph" style:parent-style-name="Text_20_body">
      <style:paragraph-properties fo:margin-top="0cm" fo:margin-bottom="0cm"/>
      <style:text-properties style:font-name="Arial" fo:font-size="7pt" style:font-size-asian="7pt" style:font-size-complex="7pt"/>
    </style:style>
    <style:style style:name="MP3" style:family="paragraph" style:parent-style-name="Standard">
      <style:paragraph-properties fo:margin-top="0cm" fo:margin-bottom="0cm" fo:text-align="start" style:justify-single-word="false" fo:background-color="transparent">
        <style:background-image/>
      </style:paragraph-properties>
      <style:text-properties style:font-name="Arial" fo:font-size="7pt" style:font-size-asian="7pt" style:font-size-complex="7pt"/>
    </style:style>
    <style:style style:name="MP4" style:family="paragraph" style:parent-style-name="Text_20_body">
      <style:paragraph-properties fo:margin-top="0cm" fo:margin-bottom="0cm" fo:line-height="107%"/>
      <style:text-properties style:font-name="Arial" fo:font-size="7pt" style:font-size-asian="7pt" style:font-size-complex="7pt"/>
    </style:style>
    <style:style style:name="MP5" style:family="paragraph" style:parent-style-name="Text_20_body">
      <style:paragraph-properties fo:margin-top="0cm" fo:margin-bottom="0cm" fo:text-align="end" style:justify-single-word="false"/>
      <style:text-properties style:font-name="Arial" fo:font-size="7pt" style:font-size-asian="7pt" style:font-size-complex="7pt"/>
    </style:style>
    <style:style style:name="MT1" style:family="text">
      <style:text-properties fo:font-weight="bold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style:dynamic-spacing="false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 style:next-style-name="Next_20_convert_20_1">
      <style:header>
        <text:p text:style-name="MP1"/>
      </style:head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Next_20_convert_20_1" style:display-name="Next convert 1" style:page-layout-name="Mpm3"/>
    <style:master-page style:name="Right_20_Page" style:display-name="Right Page" style:page-layout-name="Mpm4" style:next-style-name="Next_20_convert_20_1">
      <style:header>
        <text:p text:style-name="Header"/>
      </style:header>
    </style:master-page>
    <style:master-page style:name="Left_20_Page" style:display-name="Left Page" style:page-layout-name="Mpm5">
      <style:header>
        <text:p text:style-name="MP2"><text:span text:style-name="MT1">[Mandant.Titel] [Mandant.Vorname] [Mandant.Name]</text:span>, Facharzt für [Mandant.TarmedSpezialität]</text:p>
        <text:p text:style-name="MP2">[Mandant.Strasse], [Mandant.Plz] [Mandant.Ort]</text:p>
        <text:p text:style-name="MP3">Tel [Mandant.Telefon1], Fax [Mandant.Fax], E-Mail [Mandant.E-Mail], EAN [Mandant.EAN], ZSR-Nr. [Mandant.KSK]</text:p>
      </style:header>
      <style:footer>
        <text:p text:style-name="MP4"><text:span text:style-name="MT1">[Patient.Vorname] [Patient.Name] ([Patient.Geschlecht]), [Patient.Geburtsdatu</text:span><text:span text:style-name="MT2">m], </text:span>[Patient.Strasse], [Patient.Plz] [Patient.Ort]</text:p>
        <text:p text:style-name="MP4">Tel1 [Patient.Telefon1], Tel2 [Patient.Telefon2], Natel [Patient.Natel], E-Mail [Patient.E-Mail]</text:p>
        <text:p text:style-name="MP5">Seite <text:page-number text:select-page="current"/> 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6-03-29T11:21:03</meta:creation-date>
    <dc:date>2020-10-14T15:07:32.42</dc:date>
    <dc:language>de-CH</dc:language>
    <meta:editing-cycles>43</meta:editing-cycles>
    <meta:editing-duration>PT2H3M7S</meta:editing-duration>
    <meta:print-date>2016-10-25T16:52:11.98</meta:print-date>
    <dc:creator>Leon Mosimann</dc:creator>
    <meta:document-statistic meta:table-count="0" meta:image-count="0" meta:object-count="0" meta:page-count="1" meta:paragraph-count="24" meta:word-count="81" meta:character-count="1105"/>
    <meta:user-defined meta:name="Info 1"/>
    <meta:user-defined meta:name="Info 2"/>
    <meta:user-defined meta:name="Info 3"/>
    <meta:user-defined meta:name="Info 4"/>
  </office:meta>
</office:document-meta>
</file>